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LCRD Pedigree Data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Gender</text:p>
          </table:table-cell>
          <table:table-cell office:value-type="string">
            <text:p>Mztwin</text:p>
          </table:table-cell>
          <table:table-cell office:value-type="string">
            <text:p>Affected</text:p>
          </table:table-cell>
          <table:table-cell office:value-type="string">
            <text:p>DXS1060</text:p>
          </table:table-cell>
          <table:table-cell office:value-type="string">
            <text:p>DXS8051</text:p>
          </table:table-cell>
          <table:table-cell office:value-type="string">
            <text:p>DXS987</text:p>
          </table:table-cell>
          <table:table-cell office:value-type="string">
            <text:p>DXS1226</text:p>
          </table:table-cell>
          <table:table-cell office:value-type="string">
            <text:p>DXS1214</text:p>
          </table:table-cell>
          <table:table-cell office:value-type="string">
            <text:p>DXS1068</text:p>
          </table:table-cell>
          <table:table-cell office:value-type="string">
            <text:p>DXS8102</text:p>
          </table:table-cell>
          <table:table-cell office:value-type="string">
            <text:p>DXS8015</text:p>
          </table:table-cell>
          <table:table-cell office:value-type="string">
            <text:p>DXS993</text:p>
          </table:table-cell>
          <table:table-cell office:value-type="string">
            <text:p>DXS808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3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5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6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7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9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0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2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3</text:p>
          </table:table-cell>
          <table:table-cell office:value-type="string">
            <text:p>X00003</text:p>
          </table:table-cell>
          <table:table-cell office:value-type="string">
            <text:p>X00004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5</text:p>
          </table:table-cell>
          <table:table-cell office:value-type="string">
            <text:p>X00008</text:p>
          </table:table-cell>
          <table:table-cell office:value-type="string">
            <text:p>X00007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7</text:p>
          </table:table-cell>
          <table:table-cell office:value-type="string">
            <text:p>X00008</text:p>
          </table:table-cell>
          <table:table-cell office:value-type="string">
            <text:p>X00007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8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9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1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3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4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5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6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7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8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0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1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2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3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4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6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7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8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40</text:p>
          </table:table-cell>
          <table:table-cell office:value-type="string">
            <text:p>Y02227</text:p>
          </table:table-cell>
          <table:table-cell office:value-type="string">
            <text:p>X00039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41</text:p>
          </table:table-cell>
          <table:table-cell office:value-type="string">
            <text:p>Y02227</text:p>
          </table:table-cell>
          <table:table-cell office:value-type="string">
            <text:p>X00039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1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22/122</text:p>
          </table:table-cell>
          <table:table-cell office:value-type="string">
            <text:p>201/201</text:p>
          </table:table-cell>
          <table:table-cell office:value-type="string">
            <text:p>298/298</text:p>
          </table:table-cell>
          <table:table-cell office:value-type="string">
            <text:p>289/289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91/191</text:p>
          </table:table-cell>
          <table:table-cell office:value-type="string">
            <text:p>271/271</text:p>
          </table:table-cell>
          <table:table-cell office:value-type="string">
            <text:p><text:s/>9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2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22/122</text:p>
          </table:table-cell>
          <table:table-cell office:value-type="string">
            <text:p>209/209</text:p>
          </table:table-cell>
          <table:table-cell office:value-type="string">
            <text:p>294/294</text:p>
          </table:table-cell>
          <table:table-cell office:value-type="string">
            <text:p>285/285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91/191</text:p>
          </table:table-cell>
          <table:table-cell office:value-type="string">
            <text:p>271/271</text:p>
          </table:table-cell>
          <table:table-cell office:value-type="string">
            <text:p><text:s/>9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3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4/248</text:p>
          </table:table-cell>
          <table:table-cell office:value-type="string">
            <text:p>122/126</text:p>
          </table:table-cell>
          <table:table-cell office:value-type="string">
            <text:p>207/209</text:p>
          </table:table-cell>
          <table:table-cell office:value-type="string">
            <text:p>294/300</text:p>
          </table:table-cell>
          <table:table-cell office:value-type="string">
            <text:p>285/285</text:p>
          </table:table-cell>
          <table:table-cell office:value-type="string">
            <text:p>258/258</text:p>
          </table:table-cell>
          <table:table-cell office:value-type="string">
            <text:p><text:s/>97/105</text:p>
          </table:table-cell>
          <table:table-cell office:value-type="string">
            <text:p>185/189</text:p>
          </table:table-cell>
          <table:table-cell office:value-type="string">
            <text:p>269/287</text:p>
          </table:table-cell>
          <table:table-cell office:value-type="string">
            <text:p><text:s/>76/ 9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4</text:p>
          </table:table-cell>
          <table:table-cell office:value-type="string">
            <text:p>X00018</text:p>
          </table:table-cell>
          <table:table-cell office:value-type="string">
            <text:p>Y02223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4/252</text:p>
          </table:table-cell>
          <table:table-cell office:value-type="string">
            <text:p>112/122</text:p>
          </table:table-cell>
          <table:table-cell office:value-type="string">
            <text:p>201/209</text:p>
          </table:table-cell>
          <table:table-cell office:value-type="string">
            <text:p>294/298</text:p>
          </table:table-cell>
          <table:table-cell office:value-type="string">
            <text:p>285/289</text:p>
          </table:table-cell>
          <table:table-cell office:value-type="string">
            <text:p>252/258</text:p>
          </table:table-cell>
          <table:table-cell office:value-type="string">
            <text:p>101/105</text:p>
          </table:table-cell>
          <table:table-cell office:value-type="string">
            <text:p>185/191</text:p>
          </table:table-cell>
          <table:table-cell office:value-type="string">
            <text:p>271/287</text:p>
          </table:table-cell>
          <table:table-cell office:value-type="string">
            <text:p><text:s/>7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0/250</text:p>
          </table:table-cell>
          <table:table-cell office:value-type="string">
            <text:p>124/124</text:p>
          </table:table-cell>
          <table:table-cell office:value-type="string">
            <text:p>223/223</text:p>
          </table:table-cell>
          <table:table-cell office:value-type="string">
            <text:p>308/308</text:p>
          </table:table-cell>
          <table:table-cell office:value-type="string">
            <text:p>289/289</text:p>
          </table:table-cell>
          <table:table-cell office:value-type="string">
            <text:p>252/252</text:p>
          </table:table-cell>
          <table:table-cell office:value-type="string">
            <text:p><text:s/>97/ 97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94/ 94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6</text:p>
          </table:table-cell>
          <table:table-cell office:value-type="string">
            <text:p>X00018</text:p>
          </table:table-cell>
          <table:table-cell office:value-type="string">
            <text:p>Y02223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8/252</text:p>
          </table:table-cell>
          <table:table-cell office:value-type="string">
            <text:p>112/122</text:p>
          </table:table-cell>
          <table:table-cell office:value-type="string">
            <text:p>201/209</text:p>
          </table:table-cell>
          <table:table-cell office:value-type="string">
            <text:p>294/298</text:p>
          </table:table-cell>
          <table:table-cell office:value-type="string">
            <text:p>285/289</text:p>
          </table:table-cell>
          <table:table-cell office:value-type="string">
            <text:p>252/258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71</text:p>
          </table:table-cell>
          <table:table-cell office:value-type="string">
            <text:p><text:s/>90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7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2/252</text:p>
          </table:table-cell>
          <table:table-cell office:value-type="string">
            <text:p>112/112</text:p>
          </table:table-cell>
          <table:table-cell office:value-type="string">
            <text:p>201/201</text:p>
          </table:table-cell>
          <table:table-cell office:value-type="string">
            <text:p>298/298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5/105</text:p>
          </table:table-cell>
          <table:table-cell office:value-type="string">
            <text:p>185/185</text:p>
          </table:table-cell>
          <table:table-cell office:value-type="string">
            <text:p>287/28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8</text:p>
          </table:table-cell>
          <table:table-cell office:value-type="string">
            <text:p>X00036</text:p>
          </table:table-cell>
          <table:table-cell office:value-type="string">
            <text:p>Y0223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9</text:p>
          </table:table-cell>
          <table:table-cell office:value-type="string">
            <text:p>X00036</text:p>
          </table:table-cell>
          <table:table-cell office:value-type="string">
            <text:p>Y0223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8</text:p>
          </table:table-cell>
          <table:table-cell office:value-type="string">
            <text:p>110/114</text:p>
          </table:table-cell>
          <table:table-cell office:value-type="string">
            <text:p>211/219</text:p>
          </table:table-cell>
          <table:table-cell office:value-type="string">
            <text:p>290/290</text:p>
          </table:table-cell>
          <table:table-cell office:value-type="string">
            <text:p>283/289</text:p>
          </table:table-cell>
          <table:table-cell office:value-type="string">
            <text:p>252/260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0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4</text:p>
          </table:table-cell>
          <table:table-cell office:value-type="string">
            <text:p>106/110</text:p>
          </table:table-cell>
          <table:table-cell office:value-type="string">
            <text:p>215/219</text:p>
          </table:table-cell>
          <table:table-cell office:value-type="string">
            <text:p>290/292</text:p>
          </table:table-cell>
          <table:table-cell office:value-type="string">
            <text:p>283/289</text:p>
          </table:table-cell>
          <table:table-cell office:value-type="string">
            <text:p>252/258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1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06/106</text:p>
          </table:table-cell>
          <table:table-cell office:value-type="string">
            <text:p>215/215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2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0/290</text:p>
          </table:table-cell>
          <table:table-cell office:value-type="string">
            <text:p>283/283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89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3</text:p>
          </table:table-cell>
          <table:table-cell office:value-type="string">
            <text:p>X00035</text:p>
          </table:table-cell>
          <table:table-cell office:value-type="string">
            <text:p>Y0223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5/215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4</text:p>
          </table:table-cell>
          <table:table-cell office:value-type="string">
            <text:p>X00035</text:p>
          </table:table-cell>
          <table:table-cell office:value-type="string">
            <text:p>Y0223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0/290</text:p>
          </table:table-cell>
          <table:table-cell office:value-type="string">
            <text:p>283/283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89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5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4</text:p>
          </table:table-cell>
          <table:table-cell office:value-type="string">
            <text:p>106/110</text:p>
          </table:table-cell>
          <table:table-cell office:value-type="string">
            <text:p>215/219</text:p>
          </table:table-cell>
          <table:table-cell office:value-type="string">
            <text:p>290/292</text:p>
          </table:table-cell>
          <table:table-cell office:value-type="string">
            <text:p>283/289</text:p>
          </table:table-cell>
          <table:table-cell office:value-type="string">
            <text:p>252/258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08</text:p>
          </table:table-cell>
          <table:table-cell office:value-type="string">
            <text:p>Y0690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7</text:p>
          </table:table-cell>
          <table:table-cell office:value-type="string">
            <text:p>269/269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09</text:p>
          </table:table-cell>
          <table:table-cell office:value-type="string">
            <text:p>Y0690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0/0</text:p>
          </table:table-cell>
          <table:table-cell table:number-columns-repeated="5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10</text:p>
          </table:table-cell>
          <table:table-cell office:value-type="string">
            <text:p>Y0691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9/ 99</text:p>
          </table:table-cell>
          <table:table-cell office:value-type="string">
            <text:p>185/185</text:p>
          </table:table-cell>
          <table:table-cell office:value-type="string">
            <text:p>269/271</text:p>
          </table:table-cell>
          <table:table-cell office:value-type="string">
            <text:p><text:s/>86/ 92</text:p>
          </table:table-cell>
        </table:table-row>
        <table:table-row table:style-name="ro1">
          <table:table-cell office:value-type="string">
            <text:p>Z6912</text:p>
          </table:table-cell>
          <table:table-cell office:value-type="string">
            <text:p>Y0691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5/187</text:p>
          </table:table-cell>
          <table:table-cell office:value-type="string">
            <text:p>269/285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17</text:p>
          </table:table-cell>
          <table:table-cell office:value-type="string">
            <text:p>Y06917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9</text:p>
          </table:table-cell>
          <table:table-cell office:value-type="string">
            <text:p>185/191</text:p>
          </table:table-cell>
          <table:table-cell office:value-type="string">
            <text:p>277/285</text:p>
          </table:table-cell>
          <table:table-cell office:value-type="string">
            <text:p><text:s/>90/ 94</text:p>
          </table:table-cell>
        </table:table-row>
        <table:table-row table:style-name="ro1">
          <table:table-cell office:value-type="string">
            <text:p>Z6919</text:p>
          </table:table-cell>
          <table:table-cell office:value-type="string">
            <text:p>Y0691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85</text:p>
          </table:table-cell>
          <table:table-cell office:value-type="string">
            <text:p><text:s/>76/ 82</text:p>
          </table:table-cell>
        </table:table-row>
        <table:table-row table:style-name="ro1">
          <table:table-cell office:value-type="string">
            <text:p>Z6921</text:p>
          </table:table-cell>
          <table:table-cell office:value-type="string">
            <text:p>Y0692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77/185</text:p>
          </table:table-cell>
          <table:table-cell office:value-type="string">
            <text:p>285/287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24</text:p>
          </table:table-cell>
          <table:table-cell office:value-type="string">
            <text:p>Y0692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71/287</text:p>
          </table:table-cell>
          <table:table-cell office:value-type="string">
            <text:p><text:s/>92/ 94</text:p>
          </table:table-cell>
        </table:table-row>
        <table:table-row table:style-name="ro1">
          <table:table-cell office:value-type="string">
            <text:p>Z6928</text:p>
          </table:table-cell>
          <table:table-cell office:value-type="string">
            <text:p>Y0692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9/ 99</text:p>
          </table:table-cell>
          <table:table-cell office:value-type="string">
            <text:p>187/187</text:p>
          </table:table-cell>
          <table:table-cell office:value-type="string">
            <text:p>271/271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29</text:p>
          </table:table-cell>
          <table:table-cell office:value-type="string">
            <text:p>Y0692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9</text:p>
          </table:table-cell>
          <table:table-cell office:value-type="string">
            <text:p>189/191</text:p>
          </table:table-cell>
          <table:table-cell office:value-type="string">
            <text:p>271/285</text:p>
          </table:table-cell>
          <table:table-cell office:value-type="string">
            <text:p><text:s/>92/ 94</text:p>
          </table:table-cell>
        </table:table-row>
        <table:table-row table:style-name="ro1">
          <table:table-cell office:value-type="string">
            <text:p>Z6931</text:p>
          </table:table-cell>
          <table:table-cell office:value-type="string">
            <text:p>Y0693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9</text:p>
          </table:table-cell>
          <table:table-cell office:value-type="string">
            <text:p>285/28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32</text:p>
          </table:table-cell>
          <table:table-cell office:value-type="string">
            <text:p>Y0693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5/187</text:p>
          </table:table-cell>
          <table:table-cell office:value-type="string">
            <text:p>285/287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35</text:p>
          </table:table-cell>
          <table:table-cell office:value-type="string">
            <text:p>Y0693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91</text:p>
          </table:table-cell>
          <table:table-cell office:value-type="string">
            <text:p>269/27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36</text:p>
          </table:table-cell>
          <table:table-cell office:value-type="string">
            <text:p>Y0693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9/189</text:p>
          </table:table-cell>
          <table:table-cell office:value-type="string">
            <text:p>269/269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38</text:p>
          </table:table-cell>
          <table:table-cell office:value-type="string">
            <text:p>Y0693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271/285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39</text:p>
          </table:table-cell>
          <table:table-cell office:value-type="string">
            <text:p>Y0693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3/193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40</text:p>
          </table:table-cell>
          <table:table-cell office:value-type="string">
            <text:p>Y0694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269/285</text:p>
          </table:table-cell>
          <table:table-cell office:value-type="string">
            <text:p><text:s/>76/ 94</text:p>
          </table:table-cell>
        </table:table-row>
        <table:table-row table:style-name="ro1">
          <table:table-cell office:value-type="string">
            <text:p>Z6944</text:p>
          </table:table-cell>
          <table:table-cell office:value-type="string">
            <text:p>Y0694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93</text:p>
          </table:table-cell>
          <table:table-cell office:value-type="string">
            <text:p>285/285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46</text:p>
          </table:table-cell>
          <table:table-cell office:value-type="string">
            <text:p>Y0694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1/191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47</text:p>
          </table:table-cell>
          <table:table-cell office:value-type="string">
            <text:p>Y06947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3/193</text:p>
          </table:table-cell>
          <table:table-cell office:value-type="string">
            <text:p>287/287</text:p>
          </table:table-cell>
          <table:table-cell office:value-type="string">
            <text:p><text:s/>90/ 90</text:p>
          </table:table-cell>
        </table:table-row>
        <table:table-row table:style-name="ro1">
          <table:table-cell office:value-type="string">
            <text:p>Z6952</text:p>
          </table:table-cell>
          <table:table-cell office:value-type="string">
            <text:p>Y0695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<text:s text:c="2"/>0/ <text:s/>0</text:p>
          </table:table-cell>
          <table:table-cell office:value-type="string">
            <text:p><text:s/>90/ 92</text:p>
          </table:table-cell>
        </table:table-row>
        <table:table-row table:style-name="ro1">
          <table:table-cell office:value-type="string">
            <text:p>Z6953</text:p>
          </table:table-cell>
          <table:table-cell office:value-type="string">
            <text:p>Y06953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54</text:p>
          </table:table-cell>
          <table:table-cell office:value-type="string">
            <text:p>Y0695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7</text:p>
          </table:table-cell>
          <table:table-cell office:value-type="string">
            <text:p>285/285</text:p>
          </table:table-cell>
          <table:table-cell office:value-type="string">
            <text:p><text:s/>82/ 82</text:p>
          </table:table-cell>
        </table:table-row>
        <table:table-row table:style-name="ro1">
          <table:table-cell office:value-type="string">
            <text:p>Z6956</text:p>
          </table:table-cell>
          <table:table-cell office:value-type="string">
            <text:p>Y0695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77/191</text:p>
          </table:table-cell>
          <table:table-cell office:value-type="string">
            <text:p>285/287</text:p>
          </table:table-cell>
          <table:table-cell office:value-type="string">
            <text:p><text:s/>76/ 94</text:p>
          </table:table-cell>
        </table:table-row>
      </table:table>
      <table:table table:name="Ugly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Col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/>
          <table:table-cell office:value-type="string">
            <text:p>Col 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Row 1 – 1</text:p>
          </table:table-cell>
          <table:table-cell office:value-type="string">
            <text:p>Row 1 – 2 </text:p>
          </table:table-cell>
          <table:table-cell office:value-type="string">
            <text:p>Row 1 - ?</text:p>
          </table:table-cell>
          <table:table-cell office:value-type="string">
            <text:p>Row 1-3</text:p>
          </table:table-cell>
        </table:table-row>
        <table:table-row table:style-name="ro1">
          <table:table-cell office:value-type="string">
            <text:p>Row 2 – 1</text:p>
          </table:table-cell>
          <table:table-cell office:value-type="string">
            <text:p>Row 2 – 2 </text:p>
          </table:table-cell>
          <table:table-cell office:value-type="string">
            <text:p>Row 2 - ?</text:p>
          </table:table-cell>
          <table:table-cell office:value-type="string">
            <text:p>Row 2 – 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ow 3 – 1</text:p>
          </table:table-cell>
          <table:table-cell office:value-type="string">
            <text:p>Row 3 – 2</text:p>
          </table:table-cell>
          <table:table-cell office:value-type="string">
            <text:p>Row 3 - ?</text:p>
          </table:table-cell>
          <table:table-cell office:value-type="string">
            <text:p>Row 3 – 3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F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G</text:p>
          </table:table-cell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formula="oooc:=SUM(7+8)" office:value-type="float" office:value="15">
            <text:p>15</text:p>
          </table:table-cell>
          <table:table-cell table:formula="oooc:=SUM([.A1]+8)" office:value-type="float" office:value="23">
            <text:p>23</text:p>
          </table:table-cell>
          <table:table-cell table:formula="oooc:=SUM([.B1]+8)" office:value-type="float" office:value="31">
            <text:p>31</text:p>
          </table:table-cell>
          <table:table-cell table:formula="oooc:=SUM([.C1]+8)" office:value-type="float" office:value="39">
            <text:p>39</text:p>
          </table:table-cell>
          <table:table-cell table:formula="oooc:=SUM([.D1]+8)" office:value-type="float" office:value="47">
            <text:p>47</text:p>
          </table:table-cell>
          <table:table-cell table:formula="oooc:=SUM([.E1]+8)" office:value-type="float" office:value="55">
            <text:p>55</text:p>
          </table:table-cell>
          <table:table-cell table:formula="oooc:=SUM([.F1]+8)" office:value-type="float" office:value="63">
            <text:p>63</text:p>
          </table:table-cell>
        </table:table-row>
        <table:table-row table:style-name="ro1">
          <table:table-cell table:formula="oooc:=SUM(7+[.A1])" office:value-type="float" office:value="22">
            <text:p>22</text:p>
          </table:table-cell>
          <table:table-cell table:formula="oooc:=SUM(7+[.B1])" office:value-type="float" office:value="30">
            <text:p>30</text:p>
          </table:table-cell>
          <table:table-cell table:formula="oooc:=SUM(7+[.C1])" office:value-type="float" office:value="38">
            <text:p>38</text:p>
          </table:table-cell>
          <table:table-cell table:formula="oooc:=SUM(7+[.D1])" office:value-type="float" office:value="46">
            <text:p>46</text:p>
          </table:table-cell>
          <table:table-cell table:formula="oooc:=SUM(7+[.E1])" office:value-type="float" office:value="54">
            <text:p>54</text:p>
          </table:table-cell>
          <table:table-cell table:formula="oooc:=SUM(7+[.F1])" office:value-type="float" office:value="62">
            <text:p>62</text:p>
          </table:table-cell>
          <table:table-cell table:formula="oooc:=SUM(7+[.G1])" office:value-type="float" office:value="70">
            <text:p>70</text:p>
          </table:table-cell>
        </table:table-row>
        <table:table-row table:style-name="ro1">
          <table:table-cell table:formula="oooc:=[.A2]+[.A1]" office:value-type="float" office:value="37">
            <text:p>37</text:p>
          </table:table-cell>
          <table:table-cell table:formula="oooc:=[.B2]+[.B1]" office:value-type="float" office:value="53">
            <text:p>53</text:p>
          </table:table-cell>
          <table:table-cell table:formula="oooc:=[.C2]+[.C1]" office:value-type="float" office:value="69">
            <text:p>69</text:p>
          </table:table-cell>
          <table:table-cell table:formula="oooc:=[.D2]+[.D1]" office:value-type="float" office:value="85">
            <text:p>85</text:p>
          </table:table-cell>
          <table:table-cell table:formula="oooc:=[.E2]+[.E1]" office:value-type="float" office:value="101">
            <text:p>101</text:p>
          </table:table-cell>
          <table:table-cell table:formula="oooc:=[.F2]+[.F1]" office:value-type="float" office:value="117">
            <text:p>117</text:p>
          </table:table-cell>
          <table:table-cell table:formula="oooc:=[.G2]+[.G1]" office:value-type="float" office:value="133">
            <text:p>133</text:p>
          </table:table-cell>
        </table:table-row>
        <table:table-row table:style-name="ro1">
          <table:table-cell table:formula="oooc:=[.A3]+[.A2]" office:value-type="float" office:value="59">
            <text:p>59</text:p>
          </table:table-cell>
          <table:table-cell table:formula="oooc:=[.B3]+[.B2]" office:value-type="float" office:value="83">
            <text:p>83</text:p>
          </table:table-cell>
          <table:table-cell table:formula="oooc:=[.C3]+[.C2]" office:value-type="float" office:value="107">
            <text:p>107</text:p>
          </table:table-cell>
          <table:table-cell table:formula="oooc:=[.D3]+[.D2]" office:value-type="float" office:value="131">
            <text:p>131</text:p>
          </table:table-cell>
          <table:table-cell table:formula="oooc:=[.E3]+[.E2]" office:value-type="float" office:value="155">
            <text:p>155</text:p>
          </table:table-cell>
          <table:table-cell table:formula="oooc:=[.F3]+[.F2]" office:value-type="float" office:value="179">
            <text:p>179</text:p>
          </table:table-cell>
          <table:table-cell table:formula="oooc:=[.G3]+[.G2]" office:value-type="float" office:value="203">
            <text:p>203</text:p>
          </table:table-cell>
        </table:table-row>
        <table:table-row table:style-name="ro1">
          <table:table-cell table:formula="oooc:=AVERAGE([.A1:.A4])" office:value-type="float" office:value="33.25">
            <text:p>33.25</text:p>
          </table:table-cell>
          <table:table-cell table:formula="oooc:=AVERAGE([.B1:.B4])" office:value-type="float" office:value="47.25">
            <text:p>47.25</text:p>
          </table:table-cell>
          <table:table-cell table:formula="oooc:=AVERAGE([.C1:.C4])" office:value-type="float" office:value="61.25">
            <text:p>61.25</text:p>
          </table:table-cell>
          <table:table-cell table:formula="oooc:=AVERAGE([.D1:.D4])" office:value-type="float" office:value="75.25">
            <text:p>75.25</text:p>
          </table:table-cell>
          <table:table-cell table:formula="oooc:=AVERAGE([.E1:.E4])" office:value-type="float" office:value="89.25">
            <text:p>89.25</text:p>
          </table:table-cell>
          <table:table-cell table:formula="oooc:=AVERAGE([.F1:.F4])" office:value-type="float" office:value="103.25">
            <text:p>103.25</text:p>
          </table:table-cell>
          <table:table-cell table:formula="oooc:=AVERAGE([.G1:.G4])" office:value-type="float" office:value="117.25">
            <text:p>117.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[.B5]-[.A5]" office:value-type="float" office:value="14">
            <text:p>14</text:p>
          </table:table-cell>
          <table:table-cell table:formula="oooc:=[.C5]-[.B5]" office:value-type="float" office:value="14">
            <text:p>14</text:p>
          </table:table-cell>
          <table:table-cell table:formula="oooc:=[.D5]-[.C5]" office:value-type="float" office:value="14">
            <text:p>14</text:p>
          </table:table-cell>
          <table:table-cell table:formula="oooc:=[.E5]-[.D5]" office:value-type="float" office:value="14">
            <text:p>14</text:p>
          </table:table-cell>
          <table:table-cell table:formula="oooc:=[.F5]-[.E5]" office:value-type="float" office:value="14">
            <text:p>14</text:p>
          </table:table-cell>
          <table:table-cell table:formula="oooc:=[.G5]-[.F5]" office:value-type="float" office:value="14">
            <text:p>14</text:p>
          </table:table-cell>
        </table:table-row>
      </table:table>
      <table:table table:name="Sheet7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</table:table>
      <table:table table:name="Sheet8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Col 3</text:p>
          </table:table-cell>
          <table:table-cell office:value-type="string">
            <text:p>Col 4</text:p>
          </table:table-cell>
          <table:table-cell office:value-type="string">
            <text:p>Col 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15">08/15/2005</text:date>, <text:time>10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Linux OpenOffice.org_project/680m95$Build-8900</meta:generator>
    <meta:creation-date>2005-07-28T15:47:40</meta:creation-date>
    <dc:creator>Adrian Marrs</dc:creator>
    <dc:date>2005-08-15T10:58:26</dc:date>
    <dc:language>en-US</dc:language>
    <meta:editing-cycles>5</meta:editing-cycles>
    <meta:editing-duration>P13DT0H9M52S</meta:editing-duration>
    <meta:user-defined meta:name="Info 1"/>
    <meta:user-defined meta:name="Info 2"/>
    <meta:user-defined meta:name="Info 3"/>
    <meta:user-defined meta:name="Info 4"/>
    <meta:document-statistic meta:table-count="8" meta:cell-count="1518"/>
  </office:meta>
</office:document-meta>
</file>